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Courier" svg:font-family="Courier" style:font-family-generic="modern" style:font-pitch="fixed"/>
    <style:font-face style:name="Courier 10 pitch" svg:font-family="'Courier 10 pitch'"/>
    <style:font-face style:name="Courier new" svg:font-family="'Courier new'" style:font-family-generic="modern" style:font-pitch="fixed"/>
    <style:font-face style:name="Courier1" svg:font-family="Courier" style:font-adornments="Bold" style:font-family-generic="modern" style:font-pitch="fixed"/>
    <style:font-face style:name="F" svg:font-family="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idiculous font" svg:font-family="'Ridiculous font'"/>
    <style:font-face style:name="Sdfgdafg" svg:font-family="Sdfgdafg"/>
  </office:font-face-decls>
  <office:automatic-styles>
    <style:style style:name="P1" style:family="paragraph" style:parent-style-name="Standard" style:list-style-name="L1">
      <style:text-properties style:font-name="FreeMono" fo:font-weight="normal" style:font-weight-asian="normal" style:font-weight-complex="normal"/>
    </style:style>
    <style:style style:name="P2" style:family="paragraph" style:parent-style-name="Standard">
      <style:text-properties style:font-name="FreeMono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FreeMono"/>
    </style:style>
    <style:style style:name="T6" style:family="text">
      <style:text-properties style:font-name="FreeMono" fo:font-weight="bold" style:font-weight-asian="bold" style:font-weight-complex="bold"/>
    </style:style>
    <style:style style:name="T7" style:family="text">
      <style:text-properties style:font-name="FreeMono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umeric Literals: </text:span>These are immutable literals of three types, integer, float, and complex.</text:p>
      <text:p text:style-name="Standard"/>
      <text:p text:style-name="Standard">Examples:</text:p>
      <text:p text:style-name="Standard"/>
      <text:p text:style-name="Standard">Integer literals: <text:span text:style-name="T7">123, -345, 0</text:span></text:p>
      <text:p text:style-name="Standard">Floating-point literals: <text:span text:style-name="T7">45.67, -0.34, 0.0</text:span></text:p>
      <text:p text:style-name="Standard">Complex literals: <text:span text:style-name="T7">3.14j, 4+5j</text:span></text:p>
      <text:p text:style-name="Standard"/>
      <text:p text:style-name="Standard"><text:span text:style-name="T1">String Literals:</text:span> A string literal can be defined as either a single-line or multi-line sequence of characters enclosed within single quotes, double quotes, or triple quotes.</text:p>
      <text:p text:style-name="Standard"/>
      <text:p text:style-name="Standard">Examples:</text:p>
      <text:p text:style-name="Standard"/>
      <text:p text:style-name="Standard">Single quotes: <text:span text:style-name="T7">'Hello, world!'</text:span></text:p>
      <text:p text:style-name="Standard">Double quotes: <text:span text:style-name="T7">"Hello, world!"</text:span></text:p>
      <text:p text:style-name="Standard">Triple quotes: </text:p>
      <text:p text:style-name="P2">'''This is a multi-line</text:p>
      <text:p text:style-name="P2">string literal.'''</text:p>
      <text:p text:style-name="Standard"/>
      <text:p text:style-name="Standard"><text:span text:style-name="T1">Boolean Literals: </text:span>Python has two boolean literals, <text:span text:style-name="T1">True</text:span> and <text:span text:style-name="T1">False</text:span>, which can be used to represent the truth values in logical expressions.</text:p>
      <text:p text:style-name="Standard"/>
      <text:p text:style-name="Standard">Examples:</text:p>
      <text:p text:style-name="Standard"/>
      <text:list xml:id="list795876204" text:style-name="L1">
        <text:list-item>
          <text:p text:style-name="P1">True</text:p>
        </text:list-item>
        <text:list-item>
          <text:p text:style-name="P1">Fals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Courier" svg:font-family="Courier" style:font-family-generic="modern" style:font-pitch="fixed"/>
    <style:font-face style:name="Courier 10 pitch" svg:font-family="'Courier 10 pitch'"/>
    <style:font-face style:name="Courier new" svg:font-family="'Courier new'" style:font-family-generic="modern" style:font-pitch="fixed"/>
    <style:font-face style:name="Courier1" svg:font-family="Courier" style:font-adornments="Bold" style:font-family-generic="modern" style:font-pitch="fixed"/>
    <style:font-face style:name="F" svg:font-family="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idiculous font" svg:font-family="'Ridiculous font'"/>
    <style:font-face style:name="Sdfgdafg" svg:font-family="Sdfgdafg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7:00:21.626668668</meta:creation-date>
    <dc:date>2023-07-03T17:55:06.831614817</dc:date>
    <meta:editing-duration>PT54M45S</meta:editing-duration>
    <meta:editing-cycles>1</meta:editing-cycles>
    <meta:document-statistic meta:table-count="0" meta:image-count="0" meta:object-count="0" meta:page-count="1" meta:paragraph-count="16" meta:word-count="98" meta:character-count="657" meta:non-whitespace-character-count="576"/>
    <meta:generator>LibreOffice/7.5.4.2$Linux_X86_64 LibreOffice_project/50$Build-2</meta:generator>
  </office:meta>
</office:document-meta>
</file>